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ListLis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add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niqueList.remov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UniqueList.remov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UniqueList.set( int index , Object 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UniqueList.add( int index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UniqueList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niqueLis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remove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ListListIterator.se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ListListIterator.previ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listIterator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ListIterator.SetListIterator( Iterator it ,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contains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niqueList.addAll( int index , Collection co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tListListIterator.add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tUniqueList.SetUniqueList( List list , Set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UniqueList.contains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niqueList.retainAll( Collection co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UniqueList.decorate( List 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tListListIterator.SetListListIterator( ListIterator it , 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list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UniqueList.a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ListLis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UniqueList.subList( int fromIndex , int to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List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UniqueList.add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